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295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7862in"/>
    </style:style>
    <style:style style:name="co17" style:family="table-column">
      <style:table-column-properties fo:break-before="auto" style:column-width="0.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0.9217in"/>
    </style:style>
    <style:style style:name="co20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5" table:default-cell-style-name="ce47"/>
        <table:table-column table:style-name="co1" table:default-cell-style-name="ce47"/>
        <table:table-column table:style-name="co6" table:default-cell-style-name="ce47"/>
        <table:table-column table:style-name="co7" table:default-cell-style-name="ce47"/>
        <table:table-column table:style-name="co1" table:default-cell-style-name="ce47"/>
        <table:table-column table:style-name="co8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931.93+51.34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73.98+1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87.145+200</text:p>
          </table:table-cell>
          <table:table-cell office:value-type="float" office:value="363.698" calcext:value-type="float">
            <text:p>363.698</text:p>
          </table:table-cell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17759.999+642</text:p>
          </table:table-cell>
          <table:table-cell office:value-type="float" office:value="129.714" calcext:value-type="float">
            <text:p>129.714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405725.055+666</text:p>
          </table:table-cell>
          <table:table-cell office:value-type="float" office:value="3593.735" calcext:value-type="float">
            <text:p>3593.735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505084.042+3972</text:p>
          </table:table-cell>
          <table:table-cell office:value-type="float" office:value="6723.065" calcext:value-type="float">
            <text:p>6723.065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2465.563+42</text:p>
          </table:table-cell>
          <table:table-cell office:value-type="float" office:value="15.676" calcext:value-type="float">
            <text:p>15.676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23701.302+197</text:p>
          </table:table-cell>
          <table:table-cell office:value-type="float" office:value="1141.252" calcext:value-type="float">
            <text:p>1141.252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36927.819+250</text:p>
          </table:table-cell>
          <table:table-cell office:value-type="float" office:value="1025" calcext:value-type="float">
            <text:p>1025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6" table:number-columns-repeated="2" table:default-cell-style-name="ce60"/>
        <table:table-column table:style-name="co17" table:number-columns-repeated="2" table:default-cell-style-name="ce60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6" table:number-columns-repeated="2" table:default-cell-style-name="ce60"/>
        <table:table-column table:style-name="co17" table:number-columns-repeated="2" table:default-cell-style-name="ce6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17" table:number-columns-repeated="4" table:default-cell-style-name="ce60"/>
        <table:table-column table:style-name="co17" table:number-columns-repeated="4" table:default-cell-style-name="Default"/>
        <table:table-column table:style-name="co17" table:number-columns-repeated="4" table:default-cell-style-name="ce60"/>
        <table:table-column table:style-name="co18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0:51:44.864838843</dc:date>
    <meta:editing-duration>PT5H1M56S</meta:editing-duration>
    <meta:editing-cycles>73</meta:editing-cycles>
    <meta:generator>LibreOffice/7.3.7.2$Linux_X86_64 LibreOffice_project/30$Build-2</meta:generator>
    <meta:document-statistic meta:table-count="2" meta:cell-count="990" meta:object-count="0"/>
  </office:meta>
</office:document-meta>
</file>